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font-weight="bold" officeooo:rsid="0011e26d" officeooo:paragraph-rsid="0011e26d" style:font-weight-asian="bold" style:font-weight-complex="bold"/>
    </style:style>
    <style:style style:name="P3" style:family="paragraph" style:parent-style-name="Standard">
      <style:text-properties fo:font-weight="bold" officeooo:rsid="0011e26d" officeooo:paragraph-rsid="0011e26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Declaración de la Clase ‘TresEnRaya’:</text:p>
      <text:p text:style-name="P3"/>
      <text:p text:style-name="P2"><text:span text:style-name="Source_20_Text">public class TresEnRaya {</text:span></text:p>
      <text:p text:style-name="P3"/>
      <text:p text:style-name="P3">Se inicia la definición de la clase <text:span text:style-name="Source_20_Text">TresEnRaya</text:span>.</text:p>
      <text:p text:style-name="P3"/>
      <text:p text:style-name="P3">2. Variables de Instancia:</text:p>
      <text:p text:style-name="P2"><text:span text:style-name="Source_20_Text">private char[][] tablero = {{' ', ' ', ' '}, {' ', ' ', ' '}, {' ', ' ', ' '}};</text:span></text:p>
      <text:p text:style-name="P1"><text:span text:style-name="Source_20_Text"><text:s text:c="4"/>private char jugadorActual = 'X';</text:span></text:p>
      <text:p text:style-name="P3">Se declaran las variables de instancia <text:span text:style-name="Source_20_Text">tablero</text:span>, que es una matriz para representar el estado del juego, y <text:span text:style-name="Source_20_Text">jugadorActual</text:span> para indicar cuál jugador tiene el turno.</text:p>
      <text:p text:style-name="P3"/>
      <text:p text:style-name="P3">3. Método Principal ‘main’:</text:p>
      <text:p text:style-name="P2"><text:span text:style-name="Source_20_Text">public static void main(String[] args) {</text:span></text:p>
      <text:p text:style-name="Preformatted_20_Text"><text:span text:style-name="Source_20_Text"><text:s text:c="8"/>TresEnRaya juego = new TresEnRaya();</text:span></text:p>
      <text:p text:style-name="Preformatted_20_Text"><text:span text:style-name="Source_20_Text"><text:s text:c="8"/>juego.iniciarJuego();</text:span></text:p>
      <text:p text:style-name="P1"><text:span text:style-name="Source_20_Text"><text:s text:c="4"/>}</text:span></text:p>
      <text:p text:style-name="P3">En el método <text:span text:style-name="Source_20_Text">main</text:span>, se crea una instancia de la clase <text:span text:style-name="Source_20_Text">TresEnRaya</text:span> y se llama al método <text:span text:style-name="Source_20_Text">iniciarJuego</text:span> para comenzar el juego.</text:p>
      <text:p text:style-name="P3"/>
      <text:p text:style-name="P3">4. Método ‘mostrarTablero’:</text:p>
      <text:p text:style-name="P2"><text:span text:style-name="Source_20_Text">private void mostrarTablero() {</text:span></text:p>
      <text:p text:style-name="Preformatted_20_Text"><text:span text:style-name="Source_20_Text"><text:s text:c="8"/>// ... (ver código)</text:span></text:p>
      <text:p text:style-name="P1"><text:span text:style-name="Source_20_Text"><text:s text:c="4"/>}</text:span></text:p>
      <text:p text:style-name="P3">Este método imprime el estado actual del tablero en la consola.</text:p>
      <text:p text:style-name="P3"/>
      <text:p text:style-name="P3">5. Método ‘hayGanador’:</text:p>
      <text:p text:style-name="P2"><text:span text:style-name="Source_20_Text">private boolean hayGanador() {</text:span></text:p>
      <text:p text:style-name="Preformatted_20_Text"><text:span text:style-name="Source_20_Text"><text:s text:c="8"/>// ... (ver código)</text:span></text:p>
      <text:p text:style-name="P1"><text:span text:style-name="Source_20_Text"><text:s text:c="4"/>}</text:span></text:p>
      <text:p text:style-name="P3">Este método verifica si hay un ganador revisando las filas, columnas y diagonales del tablero.</text:p>
      <text:p text:style-name="P3"/>
      <text:p text:style-name="P3">6. Método ‘tableroLleno’:</text:p>
      <text:p text:style-name="P2"><text:span text:style-name="Source_20_Text">private boolean tableroLleno() {</text:span></text:p>
      <text:p text:style-name="Preformatted_20_Text"><text:span text:style-name="Source_20_Text"><text:s text:c="8"/>// ... (ver código)</text:span></text:p>
      <text:p text:style-name="P1"><text:span text:style-name="Source_20_Text"><text:s text:c="4"/>}</text:span></text:p>
      <text:p text:style-name="P3">Verifica si todas las celdas del tablero están ocupadas, lo que indica un empate.</text:p>
      <text:p text:style-name="P3"/>
      <text:p text:style-name="P3">7. Método ‘realizarMovimiento’:</text:p>
      <text:p text:style-name="P2"><text:span text:style-name="Source_20_Text">private void realizarMovimiento(int fila, int columna) {</text:span></text:p>
      <text:p text:style-name="Preformatted_20_Text"><text:span text:style-name="Source_20_Text"><text:s text:c="8"/>// ... (ver código)</text:span></text:p>
      <text:p text:style-name="P1"><text:span text:style-name="Source_20_Text"><text:s text:c="4"/>}</text:span></text:p>
      <text:p text:style-name="P3">Permite que un jugador realice un movimiento y actualiza el tablero. Verifica si la posición seleccionada es válida.</text:p>
      <text:p text:style-name="P3"/>
      <text:p text:style-name="P3">8. Método ‘cambiarJugador’:</text:p>
      <text:p text:style-name="P2"><text:span text:style-name="Source_20_Text">private void cambiarJugador() {</text:span></text:p>
      <text:p text:style-name="Preformatted_20_Text"><text:span text:style-name="Source_20_Text"><text:s text:c="8"/>// ... (ver código)</text:span></text:p>
      <text:p text:style-name="P1"><text:span text:style-name="Source_20_Text"><text:s text:c="4"/>}</text:span></text:p>
      <text:p text:style-name="P3"><text:soft-page-break/>Cambia el jugador actual después de cada turno.</text:p>
      <text:p text:style-name="P3"/>
      <text:p text:style-name="P3">9. Método ‘turnoJugador’:</text:p>
      <text:p text:style-name="P2"><text:span text:style-name="Source_20_Text">private void turnoJugador() {</text:span></text:p>
      <text:p text:style-name="Preformatted_20_Text"><text:span text:style-name="Source_20_Text"><text:s text:c="8"/>// ... (ver código)</text:span></text:p>
      <text:p text:style-name="P1"><text:span text:style-name="Source_20_Text"><text:s text:c="4"/>}</text:span></text:p>
      <text:p text:style-name="P3">Gestiona el turno de un jugador, solicitando la entrada del usuario y llamando al método <text:span text:style-name="Source_20_Text">realizarMovimiento</text:span>.</text:p>
      <text:p text:style-name="P3"/>
      <text:p text:style-name="P3">10. Método ‘iniciarJuego’:</text:p>
      <text:p text:style-name="P2"><text:span text:style-name="Source_20_Text">public void iniciarJuego() {</text:span></text:p>
      <text:p text:style-name="Preformatted_20_Text"><text:span text:style-name="Source_20_Text"><text:s text:c="8"/>// ... (ver código)</text:span></text:p>
      <text:p text:style-name="P1"><text:span text:style-name="Source_20_Text"><text:s text:c="4"/>}</text:span></text:p>
      <text:p text:style-name="P3">Coordina el flujo del juego, mostrando el tablero, gestionando los turnos y verificando si hay un ganador o empa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09:59:29.532030316</meta:creation-date>
    <dc:date>2023-12-11T10:05:08.446296536</dc:date>
    <meta:editing-duration>PT5M39S</meta:editing-duration>
    <meta:editing-cycles>1</meta:editing-cycles>
    <meta:document-statistic meta:table-count="0" meta:image-count="0" meta:object-count="0" meta:page-count="2" meta:paragraph-count="48" meta:word-count="302" meta:character-count="1950" meta:non-whitespace-character-count="1588"/>
    <meta:generator>LibreOffice/7.3.7.2$Linux_X86_64 LibreOffice_project/30$Build-2</meta:generator>
  </office:meta>
</office:document-meta>
</file>